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solid" draw:fill-color="#aecf00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draw:fill="solid" draw:fill-color="#ffd320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none" draw:fill="solid" draw:fill-color="#729fcf" draw:textarea-horizontal-align="justify" draw:textarea-vertical-align="middle" draw:auto-grow-height="false" draw:shadow="visible"/>
    </style:style>
    <style:style style:name="gr7" style:family="graphic" style:parent-style-name="objectwithoutfill">
      <style:graphic-properties draw:marker-end="Arrow" draw:marker-end-width="0.3cm" draw:fill="solid" draw:fill-color="#ffffff" draw:textarea-vertical-align="middle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9" style:family="graphic" style:parent-style-name="standard">
      <style:graphic-properties draw:stroke="none" svg:stroke-color="#000000" draw:fill="solid" draw:fill-color="#ffffff" fo:min-height="2.286cm" draw:shadow="hidden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64cm" svg:height="1.875cm" svg:x="1.889cm" svg:y="9.839cm">
          <text:p text:style-name="P1"><text:span text:style-name="T1">3D pack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7.62cm" svg:height="17.145cm" svg:x="7.082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165cm" svg:height="2.383cm" svg:x="8.207cm" svg:y="9.585cm">
          <text:p text:style-name="P1"><text:span text:style-name="T1">Crowd Simulator</text:span></text:p>
          <text:p text:style-name="P1"><text:span text:style-name="T2">C++ standalon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3.26cm" svg:height="1.367cm" svg:x="9.169cm" svg:y="13.246cm">
          <text:p text:style-name="P1"><text:span text:style-name="T2">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3.26cm" svg:height="1.367cm" svg:x="9.169cm" svg:y="15.947cm">
          <text:p text:style-name="P1"><text:span text:style-name="T2">Ope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3" draw:id="id3" draw:layer="layout" svg:width="3.562cm" svg:height="1.494cm" svg:x="8.983cm" svg:y="4.459cm">
          <text:p text:style-name="P3"><text:span text:style-name="T3">Brain</text:span></text:p>
          <text:p text:style-name="P3"><text:span text:style-name="T2">pyth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4.064cm" svg:height="1.875cm" svg:x="21.439cm" svg:y="9.863cm">
          <text:p text:style-name="P1"><text:span text:style-name="T1">3D pack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4.064cm" svg:height="1.875cm" svg:x="15.859cm" svg:y="9.836cm">
          <text:p text:style-name="P1"><text:span text:style-name="T1">Simulation</text:span></text:p>
          <text:p text:style-name="P1"><text:span text:style-name="T2">pyth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draw:type="line" svg:x1="5.953cm" svg:y1="10.777cm" svg:x2="8.207cm" svg:y2="10.777cm" draw:start-shape="id1" draw:start-glue-point="7" draw:end-shape="id2" draw:end-glue-point="5" svg:d="m5953 10777h2254" svg:viewBox="0 0 2255 1">
          <text:p/>
        </draw:connector>
        <draw:connector draw:style-name="gr3" draw:text-style-name="P2" draw:layer="layout" draw:type="line" svg:x1="10.764cm" svg:y1="5.953cm" svg:x2="10.79cm" svg:y2="9.585cm" draw:start-shape="id3" draw:start-glue-point="6" draw:end-shape="id2" draw:end-glue-point="4" svg:d="m10764 5953 26 3632" svg:viewBox="0 0 27 3633">
          <text:p/>
        </draw:connector>
        <draw:connector draw:style-name="gr3" draw:text-style-name="P2" draw:layer="layout" draw:type="line" svg:x1="10.79cm" svg:y1="11.968cm" svg:x2="10.799cm" svg:y2="13.246cm" draw:start-shape="id2" draw:start-glue-point="6" draw:end-shape="id4" draw:end-glue-point="4" svg:d="m10790 11968 9 1278" svg:viewBox="0 0 10 1279">
          <text:p/>
        </draw:connector>
        <draw:connector draw:style-name="gr3" draw:text-style-name="P2" draw:layer="layout" draw:type="line" svg:x1="10.799cm" svg:y1="14.613cm" svg:x2="10.799cm" svg:y2="15.947cm" draw:start-shape="id4" draw:start-glue-point="6" draw:end-shape="id5" draw:end-glue-point="4" svg:d="m10799 14613v1334" svg:viewBox="0 0 1 1335">
          <text:p/>
        </draw:connector>
        <draw:connector draw:style-name="gr3" draw:text-style-name="P2" draw:layer="layout" draw:type="line" svg:x1="13.372cm" svg:y1="10.777cm" svg:x2="15.859cm" svg:y2="10.774cm" draw:start-shape="id2" draw:start-glue-point="7" draw:end-shape="id6" draw:end-glue-point="5" svg:d="m13372 10777 2487-3" svg:viewBox="0 0 2488 4">
          <text:p/>
        </draw:connector>
        <draw:connector draw:style-name="gr3" draw:text-style-name="P2" draw:layer="layout" draw:type="line" svg:x1="19.923cm" svg:y1="10.774cm" svg:x2="21.439cm" svg:y2="10.801cm" draw:start-shape="id6" draw:start-glue-point="7" draw:end-shape="id7" draw:end-glue-point="5" svg:d="m19923 10774 1516 27" svg:viewBox="0 0 1517 28">
          <text:p/>
        </draw:connector>
      </draw:page>
      <draw:page draw:name="page2" draw:style-name="dp1" draw:master-page-name="Default">
        <draw:custom-shape draw:style-name="gr4" draw:text-style-name="P3" xml:id="id9" draw:id="id9" draw:layer="layout" svg:width="3.562cm" svg:height="1.494cm" svg:x="10.265cm" svg:y="10.782cm">
          <text:p text:style-name="P3"><text:span text:style-name="T3">Brain</text:span></text:p>
          <text:p text:style-name="P3"><text:span text:style-name="T2">pyth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" draw:id="id11" draw:layer="layout" svg:width="4.572cm" svg:height="4.572cm" svg:x="12.811cm" svg:y="3.54cm">
          <text:p text:style-name="P2"><text:span text:style-name="T4">Agent data</text:span></text:p>
          <text:p text:style-name="P2"><text:span text:style-name="T5">Position</text:span></text:p>
          <text:p text:style-name="P2"><text:span text:style-name="T5">Velocity</text:span></text:p>
          <text:p text:style-name="P2"><text:span text:style-name="T5">State</text:span></text:p>
          <text:p text:style-name="P2"><text:span text:style-name="T5">F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8" draw:id="id8" draw:layer="layout" svg:width="4.572cm" svg:height="4.572cm" svg:x="2.905cm" svg:y="9.255cm">
          <text:p text:style-name="P2"><text:span text:style-name="T4">Environment data</text:span></text:p>
          <text:p text:style-name="P2"><text:span text:style-name="T5">Neighbours</text:span></text:p>
          <text:p text:style-name="P2"><text:span text:style-name="T5">Terr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77cm" svg:y1="11.541cm" svg:x2="10.265cm" svg:y2="11.529cm" draw:start-shape="id8" draw:start-glue-point="10" draw:end-shape="id9" draw:end-glue-point="5" svg:d="m7477 11541 2788-12" svg:viewBox="0 0 2789 13">
          <text:p/>
        </draw:connector>
        <draw:connector draw:style-name="gr7" draw:text-style-name="P2" draw:layer="layout" draw:type="curve" svg:x1="20.135cm" svg:y1="11.517cm" svg:x2="17.383cm" svg:y2="5.826cm" draw:start-shape="id10" draw:start-glue-point="7" draw:end-shape="id11" draw:end-glue-point="10" svg:d="m20135 11517c1051 0 2427-5691-2752-5691" svg:viewBox="0 0 3743 5692">
          <text:p/>
        </draw:connector>
        <draw:connector draw:style-name="gr7" draw:text-style-name="P2" draw:layer="layout" draw:type="curve" svg:x1="12.811cm" svg:y1="5.826cm" svg:x2="10.265cm" svg:y2="11.529cm" draw:start-shape="id11" draw:start-glue-point="6" draw:end-shape="id9" draw:end-glue-point="5" svg:d="m12811 5826c-4569 0-3296 5703-2546 5703" svg:viewBox="0 0 3299 5704">
          <text:p/>
        </draw:connector>
        <draw:custom-shape draw:style-name="gr1" draw:text-style-name="P5" xml:id="id10" draw:id="id10" draw:layer="layout" svg:width="3.26cm" svg:height="1.367cm" svg:x="16.875cm" svg:y="10.833cm">
          <text:p text:style-name="P5"><text:span text:style-name="T6">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2" draw:layer="layout" draw:type="curve" svg:x1="13.827cm" svg:y1="11.529cm" svg:x2="16.875cm" svg:y2="11.517cm" draw:start-shape="id9" draw:start-glue-point="7" draw:end-shape="id10" draw:end-glue-point="5" svg:d="m13827 11529c2437 0 914-12 3048-12" svg:viewBox="0 0 3049 13">
          <text:p/>
        </draw:connector>
        <draw:frame draw:style-name="gr9" draw:text-style-name="P6" draw:layer="layout" svg:width="3.175cm" svg:height="2.536cm" svg:x="17.256cm" svg:y="12.684cm">
          <draw:text-box>
            <text:p text:style-name="P6"><text:span text:style-name="T1">Adjust flocking behavio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5T15:02:23</meta:creation-date>
    <dc:date>2013-07-05T16:03:15</dc:date>
    <meta:editing-duration>PT30M30S</meta:editing-duration>
    <meta:editing-cycles>3</meta:editing-cycles>
    <meta:generator>LibreOffice/4.0.3.3$Linux_X86_64 LibreOffice_project/400m0$Build-3</meta:generator>
    <meta:document-statistic meta:object-count="23"/>
  </office:meta>
</office:document-meta>
</file>